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Mitrahalvoya">
            <text:p>Mitrahalvoya</text:p>
          </table:table-cell>
          <table:table-cell office:value-type="string" office:value="radiocarbon">
            <text:p>radiocarbon</text:p>
          </table:table-cell>
          <table:table-cell office:value-type="string" office:value="GX-10773">
            <text:p>GX-10773</text:p>
          </table:table-cell>
          <table:table-cell office:value-type="float" office:value="79.18">
            <text:p>79.18</text:p>
          </table:table-cell>
          <table:table-cell office:value-type="float" office:value="11.18">
            <text:p>11.18</text:p>
          </table:table-cell>
          <table:table-cell office:value-type="float" office:value="9945.0">
            <text:p>9945.0</text:p>
          </table:table-cell>
          <table:table-cell office:value-type="float" office:value="155.0">
            <text:p>155.0</text:p>
          </table:table-cell>
          <table:table-cell office:value-type="string" office:value="Whale rib partially buried in raised beach">
            <text:p>Whale rib partially buried in raised beach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6.0">
            <text:p>6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Forman1990,FormanEtal2004">
            <text:p>Forman1990,FormanEtal2004</text:p>
          </table:table-cell>
        </table:table-row>
        <table:table-row>
          <table:table-cell office:value-type="string" office:value="Mitrahalvoya">
            <text:p>Mitrahalvoya</text:p>
          </table:table-cell>
          <table:table-cell office:value-type="string" office:value="radiocarbon">
            <text:p>radiocarbon</text:p>
          </table:table-cell>
          <table:table-cell office:value-type="string" office:value="GX-10775">
            <text:p>GX-10775</text:p>
          </table:table-cell>
          <table:table-cell office:value-type="float" office:value="79.18">
            <text:p>79.18</text:p>
          </table:table-cell>
          <table:table-cell office:value-type="float" office:value="11.18">
            <text:p>11.18</text:p>
          </table:table-cell>
          <table:table-cell office:value-type="float" office:value="9855.0">
            <text:p>9855.0</text:p>
          </table:table-cell>
          <table:table-cell office:value-type="float" office:value="155.0">
            <text:p>155.0</text:p>
          </table:table-cell>
          <table:table-cell office:value-type="string" office:value="Whale rib partially buried in raised beach">
            <text:p>Whale rib partially buried in raised beach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Forman1990,FormanEtal2004">
            <text:p>Forman1990,FormanEtal2004</text:p>
          </table:table-cell>
        </table:table-row>
        <table:table-row>
          <table:table-cell office:value-type="string" office:value="Mitrahalvoya">
            <text:p>Mitrahalvoya</text:p>
          </table:table-cell>
          <table:table-cell office:value-type="string" office:value="radiocarbon">
            <text:p>radiocarbon</text:p>
          </table:table-cell>
          <table:table-cell office:value-type="string" office:value="GX-10772">
            <text:p>GX-10772</text:p>
          </table:table-cell>
          <table:table-cell office:value-type="float" office:value="79.18">
            <text:p>79.18</text:p>
          </table:table-cell>
          <table:table-cell office:value-type="float" office:value="11.18">
            <text:p>11.18</text:p>
          </table:table-cell>
          <table:table-cell office:value-type="float" office:value="10280.0">
            <text:p>10280.0</text:p>
          </table:table-cell>
          <table:table-cell office:value-type="float" office:value="160.0">
            <text:p>160.0</text:p>
          </table:table-cell>
          <table:table-cell office:value-type="string" office:value="Whale rib partially buried in raised beach">
            <text:p>Whale rib partially buried in raised beach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9.0">
            <text:p>9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Forman1990,FormanEtal2004">
            <text:p>Forman1990,FormanEtal2004</text:p>
          </table:table-cell>
        </table:table-row>
        <table:table-row>
          <table:table-cell office:value-type="string" office:value="Mitrahalvoya">
            <text:p>Mitrahalvoya</text:p>
          </table:table-cell>
          <table:table-cell office:value-type="string" office:value="radiocarbon">
            <text:p>radiocarbon</text:p>
          </table:table-cell>
          <table:table-cell office:value-type="string" office:value="GX-10778">
            <text:p>GX-10778</text:p>
          </table:table-cell>
          <table:table-cell office:value-type="float" office:value="79.18">
            <text:p>79.18</text:p>
          </table:table-cell>
          <table:table-cell office:value-type="float" office:value="11.18">
            <text:p>11.18</text:p>
          </table:table-cell>
          <table:table-cell office:value-type="float" office:value="10040.0">
            <text:p>10040.0</text:p>
          </table:table-cell>
          <table:table-cell office:value-type="float" office:value="160.0">
            <text:p>160.0</text:p>
          </table:table-cell>
          <table:table-cell office:value-type="string" office:value="Whale rib partially buried in raised beach">
            <text:p>Whale rib partially buried in raised beach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Forman1990,FormanEtal2004">
            <text:p>Forman1990,FormanEtal2004</text:p>
          </table:table-cell>
        </table:table-row>
        <table:table-row>
          <table:table-cell office:value-type="string" office:value="Mitrahalvoya">
            <text:p>Mitrahalvoya</text:p>
          </table:table-cell>
          <table:table-cell office:value-type="string" office:value="radiocarbon">
            <text:p>radiocarbon</text:p>
          </table:table-cell>
          <table:table-cell office:value-type="string" office:value="GX-10103">
            <text:p>GX-10103</text:p>
          </table:table-cell>
          <table:table-cell office:value-type="float" office:value="79.18">
            <text:p>79.18</text:p>
          </table:table-cell>
          <table:table-cell office:value-type="float" office:value="11.18">
            <text:p>11.18</text:p>
          </table:table-cell>
          <table:table-cell office:value-type="float" office:value="10750.0">
            <text:p>10750.0</text:p>
          </table:table-cell>
          <table:table-cell office:value-type="float" office:value="330.0">
            <text:p>330.0</text:p>
          </table:table-cell>
          <table:table-cell office:value-type="string" office:value="Whale cranium buried in raised beach">
            <text:p>Whale cranium buried in raised beach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4.0">
            <text:p>14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Forman1990,FormanEtal2004">
            <text:p>Forman1990,FormanEtal200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